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co7" style:family="table-column">
      <style:table-column-properties fo:break-before="auto" style:column-width="3.178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6201in"/>
    </style:style>
    <style:style style:name="co10" style:family="table-column">
      <style:table-column-properties fo:break-before="auto" style:column-width="1.398in"/>
    </style:style>
    <style:style style:name="co11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3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#00ff00"/>
      <style:text-properties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8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1017" table:default-cell-style-name="ce2"/>
        <table:table-row table:style-name="ro1">
          <table:table-cell table:style-name="ce1" office:value-type="string" calcext:value-type="string">
            <text:p>Test status of all Rascal tests (located in lang/rascal/tests)</text:p>
          </table:table-cell>
          <table:table-cell table:style-name="ce9" table:number-columns-repeated="6"/>
          <table:table-cell table:style-name="ce16"/>
          <table:table-cell table:style-name="ce1" table:number-columns-repeated="1016"/>
        </table:table-row>
        <table:table-row table:style-name="ro1">
          <table:table-cell table:style-name="ce1"/>
          <table:table-cell table:style-name="ce9" table:number-columns-repeated="6"/>
          <table:table-cell table:style-name="ce16"/>
          <table:table-cell table:style-name="ce1" table:number-columns-repeated="1016"/>
        </table:table-row>
        <table:table-row table:style-name="ro1">
          <table:table-cell table:style-name="ce1"/>
          <table:table-cell table:style-name="ce9" office:value-type="string" calcext:value-type="string">
            <text:p>Tests</text:p>
          </table:table-cell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Ignored</text:p>
          </table:table-cell>
          <table:table-cell table:style-name="ce9" office:value-type="string" calcext:value-type="string">
            <text:p>TODOs</text:p>
          </table:table-cell>
          <table:table-cell table:style-name="ce9" office:value-type="string" calcext:value-type="string">
            <text:p>Percentage</text:p>
          </table:table-cell>
          <table:table-cell table:style-name="ce9"/>
          <table:table-cell table:style-name="ce16" office:value-type="string" calcext:value-type="string">
            <text:p>Remark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10" table:number-columns-repeated="4"/>
          <table:table-cell table:style-name="ce9" office:value-type="string" calcext:value-type="string">
            <text:p>Success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3" office:value-type="string" calcext:value-type="string">
            <text:p>TEST STATUS</text:p>
          </table:table-cell>
          <table:table-cell table:style-name="ce11" table:formula="of:=SUM([.B9:.B76])" office:value-type="float" office:value="3218" calcext:value-type="float">
            <text:p>3218</text:p>
          </table:table-cell>
          <table:table-cell table:style-name="ce11" table:formula="of:=SUM([.C9:.C76])" office:value-type="float" office:value="67" calcext:value-type="float">
            <text:p>67</text:p>
          </table:table-cell>
          <table:table-cell table:style-name="ce11" table:formula="of:=SUM([.D9:.D76])" office:value-type="float" office:value="12" calcext:value-type="float">
            <text:p>12</text:p>
          </table:table-cell>
          <table:table-cell table:style-name="ce11" table:formula="of:=SUM([.E9:.E76])" office:value-type="float" office:value="11" calcext:value-type="float">
            <text:p>11</text:p>
          </table:table-cell>
          <table:table-cell table:style-name="ce15" table:formula="of:=ROUND(([.B5]-[.C5])/[.B5]; 4)" office:value-type="percentage" office:value="0.9792" calcext:value-type="percentage">
            <text:p>97.92%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functionality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AccumulatingTests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7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liasTests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8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Annotatio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AssignmentTest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BacktrackingTests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all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TC: not yet supported pattern in kw parameter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mprehensionTests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19" office:value-type="string" calcext:value-type="string">
            <text:p>Empty comprehension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s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9" office:value-type="string" calcext:value-type="string">
            <text:p>TC: enumeration of optionals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ConcretePatternTests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ConcreteSyntaxTests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style-name="ce20"/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ConcretePatternTests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19"/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DataDeclarationTests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21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DatatypeTests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DeclarationTest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FunctionCompositionTests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string" calcext:value-type="string">
            <text:p>func_add_func not implemented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InterpolationTest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1021"/>
        </table:table-row>
        <table:table-row table:style-name="ro1">
          <table:table-cell table:style-name="ce5" office:value-type="string" calcext:value-type="string">
            <text:p>PatternTests</text:p>
          </table:table-cell>
          <table:table-cell table:style-name="ce5" office:value-type="float" office:value="335" calcext:value-type="float">
            <text:p>335</text:p>
          </table:table-cell>
          <table:table-cell table:style-name="ce13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2"/>
          <table:table-cell table:style-name="ce5" office:value-type="string" calcext:value-type="string">
            <text:p>TC: kwparams; COMP: match ADT with kw params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PatternTestsList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atternTestsDescendant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Projection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RangeTest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3"/>
          <table:table-cell table:style-name="ce5" office:value-type="string" calcext:value-type="string">
            <text:p>Some 1. == 1.0 comparisons fail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ReducerTes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gExpTests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cope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9 tests commented out: No shadowing of locals allowed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etMatchTests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MatchTests2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atementTests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1" office:value-type="string" calcext:value-type="string">
            <text:p>COMP: fail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ubscriptTests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ryCatchTest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isitTests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4"/>
          <table:table-cell table:style-name="ce5" office:value-type="string" calcext:value-type="string">
            <text:p>string visits on strings</text:p>
          </table:table-cell>
          <table:table-cell table:style-name="ce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asi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oolean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3 commented out.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Equality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Function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IO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TC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List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Lists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string" calcext:value-type="string">
            <text:p>3x TODO for more tests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Locations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Map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Matching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style-name="ce5" office:value-type="string" calcext:value-type="string">
            <text:p>TC</text:p>
          </table:table-cell>
          <table:table-cell table:style-name="ce5" table:number-columns-repeated="1016"/>
        </table:table-row>
        <table:table-row table:style-name="ro1">
          <table:table-cell table:style-name="ce5" office:value-type="string" calcext:value-type="string">
            <text:p>Memoiz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Node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s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TC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SolvedIssu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s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Tuples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lang/csv/CSVIOTests</text:p>
          </table:table-cell>
          <table:table-cell table:style-name="ce5" table:number-columns-repeated="1023"/>
        </table:table-row>
        <table:table-row table:style-name="ro1">
          <table:table-cell table:style-name="ce5" office:value-type="string" calcext:value-type="string">
            <text:p>lang/json/JSONIOTests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 calcext:value-type="string">
            <text:p>BooleanTest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GraphTests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IntegerTests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RelationTest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ListTests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pTests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MathTests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odeTests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NumberTest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RelationTests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etTests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StringTests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 calcext:value-type="string">
            <text:p>ValueIOTests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mbiguity</text:p>
          </table:table-cell>
          <table:table-cell table:style-name="ce5" table:number-columns-repeated="6"/>
          <table:table-cell table:style-name="ce5" office:value-type="string" calcext:value-type="string">
            <text:p>Compiler: nosuchkey</text:p>
          </table:table-cell>
          <table:table-cell table:style-name="ce5" table:number-columns-repeated="1016"/>
        </table:table-row>
        <table:table-row table:style-name="ro1">
          <table:table-cell table:style-name="ce4" office:value-type="string" calcext:value-type="string">
            <text:p>APIGen</text:p>
          </table:table-cell>
          <table:table-cell table:style-name="ce4" table:number-columns-repeated="1023"/>
        </table:table-row>
        <table:table-row table:style-name="ro1">
          <table:table-cell table:style-name="ce7" office:value-type="string" calcext:value-type="string">
            <text:p>Boolean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DateTim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Excep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Grammar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IO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Lis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ListRela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Map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Messag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Nod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Origins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ParseTre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Prelud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Relation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Se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String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yp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oString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raversal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Tupl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ValueIO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Benchmark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Eval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FileSystem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Highlight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LOC</text:p>
          </table:table-cell>
          <table:table-cell table:style-name="ce12" table:number-columns-repeated="6"/>
          <table:table-cell table:style-name="ce12" office:value-type="string" calcext:value-type="string">
            <text:p>compiler: noSuchKey</text:p>
          </table:table-cell>
          <table:table-cell table:style-name="ce12" table:number-columns-repeated="1016"/>
        </table:table-row>
        <table:table-row table:style-name="ro1">
          <table:table-cell table:style-name="ce7" office:value-type="string" calcext:value-type="string">
            <text:p>util::Math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Mayb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Monitor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PriorityQueue</text:p>
          </table:table-cell>
          <table:table-cell table:style-name="ce12" table:number-columns-repeated="1023"/>
        </table:table-row>
        <table:table-row table:style-name="ro1">
          <table:table-cell table:style-name="ce7" office:value-type="string" calcext:value-type="string">
            <text:p>util::Reflective</text:p>
          </table:table-cell>
          <table:table-cell table:style-name="ce12" table:number-columns-repeated="6"/>
          <table:table-cell table:style-name="ce12" office:value-type="string" calcext:value-type="string">
            <text:p>compiler: noSuchKey</text:p>
          </table:table-cell>
          <table:table-cell table:style-name="ce12" table:number-columns-repeated="1016"/>
        </table:table-row>
        <table:table-row table:style-name="ro1">
          <table:table-cell table:style-name="ce7" office:value-type="string" calcext:value-type="string">
            <text:p>util::ShellExec</text:p>
          </table:table-cell>
          <table:table-cell table:style-name="ce12" table:number-columns-repeated="1023"/>
        </table:table-row>
        <table:table-row table:style-name="ro1">
          <table:table-cell table:style-name="ce8" office:value-type="string" calcext:value-type="string">
            <text:p>util::Webserver</text:p>
          </table:table-cell>
          <table:table-cell table:style-name="ce12" table:number-columns-repeated="1023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3"/>
        <table:table-row table:style-name="ro1">
          <table:table-cell table:style-name="ce22" office:value-type="string" calcext:value-type="string">
            <text:p>TESTS RUN AT $2014-08-30T21:23:48.273+01:00$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1.rsc|: 9 tests executed; 2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: 698 tests executed; 2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: 335 tests executed; 0 failed; 3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: 25 tests executed; 1 failed; 4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: 97 tests executed; 1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Equality.rsc|: 56 tests executed; 3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IO.rsc|: 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Locations.rsc|: 2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: 10 tests executed; 7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ets.rsc|: 36 tests executed; 1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: 30 tests executed; 1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istRelations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istTests.rsc|: 127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: 43 tests executed; 1 failed; 1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1.rsc|(716,98,&lt;29,0&gt;,&lt;29,9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ncreteSyntaxTests1.rsc|(621,93,&lt;27,0&gt;,&lt;27,93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(11335,52,&lt;331,0&gt;,&lt;331,5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DataTypeTests.rsc|(11279,55,&lt;330,0&gt;,&lt;330,5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723,44,&lt;44,0&gt;,&lt;44,44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985,108,&lt;255,0&gt;,&lt;255,108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879,105,&lt;254,0&gt;,&lt;254,105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463,112,&lt;247,0&gt;,&lt;247,11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9353,109,&lt;246,0&gt;,&lt;246,10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961,82,&lt;239,0&gt;,&lt;239,8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887,73,&lt;238,0&gt;,&lt;238,73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581,72,&lt;231,0&gt;,&lt;231,72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513,67,&lt;230,0&gt;,&lt;230,67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223,79,&lt;223,0&gt;,&lt;223,79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VisitTests.rsc|(8149,73,&lt;222,0&gt;,&lt;222,73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Equality.rsc|(5338,120,&lt;110,0&gt;,&lt;110,120&gt;): FALSE Internal compiler error: Instruction execution: instruction: CALLMUPRIM not_mbool, 1; message: org.eclipse.imp.pdb.facts.impl.fast.Node cannot be cast to org.eclipse.imp.pdb.facts.IBoolnulltest fails for arguments: "yrQ"(-372146289r714393206,false,0.006962250367466338,|tmp:///Lz|) "퇑ᖪԶ"(&lt;false&gt;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Equality.rsc|(5232,105,&lt;109,0&gt;,&lt;109,105&gt;): FALSE Internal compiler error: Instruction execution: instruction: CALLMUPRIM not_mbool, 1; message: org.eclipse.imp.pdb.facts.impl.primitive.IntegerValue cannot be cast to org.eclipse.imp.pdb.facts.IBoolnulltest fails for arguments: 0.4371785665411235 1029723793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Equality.rsc|(5164,67,&lt;108,0&gt;,&lt;108,67&gt;): FALSE Internal compiler error: Instruction execution: instruction: CALLMUPRIM not_mbool, 1; message: org.eclipse.imp.pdb.facts.impl.persistent.PDBPersistentHashMap cannot be cast to org.eclipse.imp.pdb.facts.IBoolnulltest fails for arguments: "＂"(|tmp:///g/l|,102660510r327334603,|tmp:///5z|,0.3592216542424099) (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877,128,&lt;47,0&gt;,&lt;5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709,166,&lt;41,0&gt;,&lt;4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599,108,&lt;36,0&gt;,&lt;39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493,105,&lt;32,0&gt;,&lt;3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405,86,&lt;27,0&gt;,&lt;3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299,104,&lt;22,0&gt;,&lt;25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atching.rsc|(218,79,&lt;17,0&gt;,&lt;20,1&gt;): FALSE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Memoization.rsc|(450,183,&lt;26,0&gt;,&lt;35,1&gt;): FALSE test fails for arguments: {[],0.9288634241027134,"A"(&lt;0.8063127178274588&gt;,{false},1051463735r91576169,"iqR\t")}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basic/Sets.rsc|(120,66,&lt;10,0&gt;,&lt;10,66&gt;): FALSE Internal compiler error: Instruction execution: instruction: CALLMUPRIM not_mbool, 1; message: nullnulltest fails for arguments: ((true:($2015-01-24T07:47:01.323+01:00$:&lt;-206513050&gt;)):&lt;$2015-02-23T22:53:47.791+01:00$,1888790261r677666581&gt;) "B"("ﮙġ噜৕"(),0.5042716137511316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2082,51,&lt;53,0&gt;,&lt;53,51&gt;): FALSE Internal compiler error: Instruction execution: instruction: LOADVAR 0, 0; message: nullnulltest fails for arguments: f2(-1417874629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2030,51,&lt;52,0&gt;,&lt;52,51&gt;): FALSE Internal compiler error: Instruction execution: instruction: LOADVAR 0, 0; message: nullnulltest fails for arguments: f1(-1648113632,"\'"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1978,50,&lt;50,0&gt;,&lt;50,50&gt;): FALSE test fails for arguments: "8"(-954315241r624479467,|tmp:///HjI5|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1705,47,&lt;45,0&gt;,&lt;45,47&gt;): FALSE Internal compiler error: Instruction execution: instruction: JMPTRUE 0; message: nullnulltest fails for arguments: "6o5x@\\"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1657,47,&lt;44,0&gt;,&lt;44,47&gt;): FALSE test fails for arguments: |tmp:///y|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1312,51,&lt;34,0&gt;,&lt;34,51&gt;): FALSE Internal compiler error: Instruction execution: instruction: LOADVAR 0, 0; message: nullnulltest fails for arguments: f2(1448492954,""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1260,51,&lt;33,0&gt;,&lt;33,51&gt;): FALSE Internal compiler error: Instruction execution: instruction: LOADVAR 0, 0; message: nullnulltest fails for arguments: f1(-314632813,""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1208,50,&lt;31,0&gt;,&lt;31,50&gt;): FALSE test fails for arguments: ""(|tmp:///Zh|)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935,47,&lt;26,0&gt;,&lt;26,47&gt;): FALSE Internal compiler error: Instruction execution: instruction: JMPTRUE 0; message: 1nulltest fails for arguments: "\\"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json/JSONIOTests.rsc|(887,47,&lt;25,0&gt;,&lt;25,47&gt;): FALSE test fails for arguments: |tmp:///U| 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(1832,95,&lt;55,0&gt;,&lt;55,95&gt;): FALSE Internal compiler error: Instruction execution: instruction: LOADVAR 0, 0; message: nullnull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2054,80,&lt;49,0&gt;,&lt;49,80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979,73,&lt;48,0&gt;,&lt;48,73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894,83,&lt;47,0&gt;,&lt;47,83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angeTests.rsc|(1814,78,&lt;46,0&gt;,&lt;46,7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SUMMARY: 3156 tests executed; 38 failed; 12 ignored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table:style-name="ce2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CallTests.rsc|: Module contains errors!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functionality/FunctionCompositionTests.rsc|: Java("CompilerError","Internal compiler error: In function lang::rascal::tests::functionality::FunctionCompositionTests/composedOverloadedFunctions()#0 : No enum constant org.rascalmpl.library.experiments.Compiler.RVM.Interpreter.RascalPrimitive.overloaded_compose_overloaded"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|rascal:///lang/rascal/tests/library/lang/csv/CSVIOTests.rsc|: Module contains errors!</text:p>
          </table:table-cell>
          <table:table-cell table:number-columns-repeated="102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ascal Files" table:style-name="ta1">
        <table:table-column table:style-name="co6" table:default-cell-style-name="ce30"/>
        <table:table-column table:style-name="co4" table:number-columns-repeated="1023" table:default-cell-style-name="ce30"/>
        <table:table-row table:style-name="ro1">
          <table:table-cell table:style-name="ce24" office:value-type="string" calcext:value-type="string">
            <text:p>File</text:p>
          </table:table-cell>
          <table:table-cell table:style-name="ce37"/>
          <table:table-cell table:style-name="ce37" office:value-type="string" calcext:value-type="string">
            <text:p>Remarks</text:p>
          </table:table-cell>
          <table:table-cell table:style-name="ce37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analysis::formalconcepts::FCA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analysis::graphs::Graph <text:s text:c="3"/>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graphs::LabeledGraph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analysis::linearprogramming::LinearProgramming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m3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Cor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Registr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m3::TypeSymbo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analysis::statistics::Cor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Descrip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Frequency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Inferenc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analysis::statistics::SimpleRegression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basic::Ackerman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ott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Bubbl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actorial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FizzBuzz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Hello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Quin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basic::Squares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CountInLine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Count::WordCou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all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loredTre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ountConstructor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Crawl</text:p>
          </table:table-cell>
          <table:table-cell table:style-name="ce31" table:number-columns-repeated="1023"/>
        </table:table-row>
        <table:table-row table:style-name="ro1">
          <table:table-cell table:style-name="ce28" office:value-type="string" calcext:value-type="string">
            <text:p>demo::common::Cycle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Derivativ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Lif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StringTemplate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Tran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common::WordReplacementTe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Abstrac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Exp::Combined::Automatic::Eval</text:p>
          </table:table-cell>
          <table:table-cell table:style-name="ce32"/>
          <table:table-cell table:style-name="ce32" office:value-type="string" calcext:value-type="string">
            <text:p>#49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demo::lang::Exp::Combined::Manual::Eval</text:p>
          </table:table-cell>
          <table:table-cell table:style-name="ce32"/>
          <table:table-cell table:style-name="ce32" office:value-type="string" calcext:value-type="string">
            <text:p>#493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demo::lang::Exp::Concrete::NoLayout::Eval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Exp::Concrete::WithLayout::Eval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9" office:value-type="string" calcext:value-type="string">
            <text:p>demo::lang::Func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0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1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2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Eval3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Func::Func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Lisra::Eval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Pretty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Lisra::Runtim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Lisra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Lisra::Test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demo::lang::MissGrant::AS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CheckControlle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DesugarResetEvents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Implod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MissGrant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Outlin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ParallelMerg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Pars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MissGrant::Step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MissGrant::ToDot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MissGrant::ToMethod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Objects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Relation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MissGrant::ToSwitch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Pico::Compil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ControlFlow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Eval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Typecheck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ninit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UseDef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lang::Pico::Visualize</text:p>
          </table:table-cell>
          <table:table-cell table:style-name="ce32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demo::lang::turing::l1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ast::Turing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1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1::cst::Syntax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1::interpreter::Interpret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ast::Load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ast::Turing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lang::turing::l2::check::Check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cst::Parse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cst::Syntax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lang::turing::l2::desugar::Desugar</text:p>
          </table:table-cell>
          <table:table-cell table:style-name="ce32" table:number-columns-repeated="1023"/>
        </table:table-row>
        <table:table-row table:style-name="ro1">
          <table:table-cell table:style-name="ce27" office:value-type="string" calcext:value-type="string">
            <text:p>demo::lang::turing::l2::format::Forma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demo::vis::Higher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demo::vis::Logo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demo::vis::VisAD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experiments::Compiler::RVM::AST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::AST</text:p>
          </table:table-cell>
          <table:table-cell table:style-name="ce31" table:number-columns-repeated="1023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31" office:value-type="string" calcext:value-type="string">
            <text:p>experiments::Compiler::muRascal2RVM::PeepHol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RascalReifiedTypes</text:p>
          </table:table-cell>
          <table:table-cell table:style-name="ce32"/>
          <table:table-cell table:style-name="ce32" office:value-type="string" calcext:value-type="string">
            <text:p>Errors in Rascal grammar Rascal.rsc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experiments::Compiler::muRascal2RVM::ReifiedTypes</text:p>
          </table:table-cell>
          <table:table-cell table:style-name="ce32"/>
          <table:table-cell table:style-name="ce32" office:value-type="string" calcext:value-type="string">
            <text:p>Ditto + checkType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experiments::Compiler::muRascal2RVM::StackSize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experiments::Compiler::muRascal2RVM::ToplevelType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experiments::Compiler::muRascal2RVM::mu2rvm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lang::rascal::doc::Document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7" office:value-type="string" calcext:value-type="string">
            <text:p>lang::rascal::doc::HTMLIsland</text:p>
          </table:table-cell>
          <table:table-cell table:style-name="ce31" table:number-columns-repeated="1023"/>
        </table:table-row>
        <table:table-row table:style-name="ro1">
          <table:table-cell table:style-name="ce27" office:value-type="string" calcext:value-type="string">
            <text:p>lang::rascal::doc::LatexIsland</text:p>
          </table:table-cell>
          <table:table-cell table:style-name="ce31" table:number-columns-repeated="1023"/>
        </table:table-row>
        <table:table-row table:style-name="ro1">
          <table:table-cell table:style-name="ce26" office:value-type="string" calcext:value-type="string">
            <text:p>lang::rascal::doc::ToHTML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doc::ToLatex</text:p>
          </table:table-cell>
          <table:table-cell table:style-name="ce32"/>
          <table:table-cell table:style-name="ce32" office:value-type="string" calcext:value-type="string">
            <text:p>Type errors</text:p>
          </table:table-cell>
          <table:table-cell table:style-name="ce32" table:number-columns-repeated="1021"/>
        </table:table-row>
        <table:table-row table:style-name="ro2">
          <table:table-cell table:style-name="ce33"/>
          <table:table-cell table:number-columns-repeated="1023"/>
        </table:table-row>
        <table:table-row table:style-name="ro1">
          <table:table-cell table:style-name="ce26" office:value-type="string" calcext:value-type="string">
            <text:p>lang::rascal::grammar::analyze::DefUse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grammar::analyze::Dependency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6" office:value-type="string" calcext:value-type="string">
            <text:p>lang::rascal::scaffold::GenOperators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5"/>
          <table:table-cell table:style-name="ce38" table:number-columns-repeated="1023"/>
        </table:table-row>
        <table:table-row table:style-name="ro1">
          <table:table-cell table:style-name="ce27" office:value-type="string" calcext:value-type="string">
            <text:p>lang::rascal::syntax::Rascal</text:p>
          </table:table-cell>
          <table:table-cell table:style-name="ce31"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27" office:value-type="string" calcext:value-type="string">
            <text:p>lang::rascal::syntax::tests::ConcreteSyntax</text:p>
          </table:table-cell>
          <table:table-cell table:style-name="ce31" table:number-columns-repeated="1023"/>
        </table:table-row>
        <table:table-row table:style-name="ro1">
          <table:table-cell table:style-name="ce35" office:value-type="string" calcext:value-type="string">
            <text:p>lang::rascal::syntax::tests::ExpressionGrammars</text:p>
          </table:table-cell>
          <table:table-cell table:style-name="ce31" table:number-columns-repeated="1023"/>
        </table:table-row>
        <table:table-row table:style-name="ro1">
          <table:table-cell table:style-name="ce36" office:value-type="string" calcext:value-type="string">
            <text:p>lang::rascal::syntax::tests::ImplodeTestGrammar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ImplodeTests</text:p>
          </table:table-cell>
          <table:table-cell table:style-name="ce32"/>
          <table:table-cell table:style-name="ce32" office:value-type="string" calcext:value-type="string">
            <text:p>ditto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KnownIssues</text:p>
          </table:table-cell>
          <table:table-cell table:style-name="ce32" table:number-columns-repeated="1023"/>
        </table:table-row>
        <table:table-row table:style-name="ro1">
          <table:table-cell table:style-name="ce36" office:value-type="string" calcext:value-type="string">
            <text:p>lang::rascal::syntax::tests::ParsingRegressionTests</text:p>
          </table:table-cell>
          <table:table-cell table:style-name="ce32"/>
          <table:table-cell table:style-name="ce32" office:value-type="string" calcext:value-type="string">
            <text:p>Type error in ParseTree</text:p>
          </table:table-cell>
          <table:table-cell table:style-name="ce32" table:number-columns-repeated="1021"/>
        </table:table-row>
        <table:table-row table:style-name="ro1">
          <table:table-cell table:style-name="ce36" office:value-type="string" calcext:value-type="string">
            <text:p>lang::rascal::syntax::tests::PreBootstrap</text:p>
          </table:table-cell>
          <table:table-cell table:style-name="ce32"/>
          <table:table-cell table:style-name="ce32" office:value-type="string" calcext:value-type="string">
            <text:p>TypeUtils Nosuchkey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syntax::tests::SolvedIssues</text:p>
          </table:table-cell>
          <table:table-cell table:style-name="ce32"/>
          <table:table-cell table:style-name="ce32" office:value-type="string" calcext:value-type="string">
            <text:p>Multiple constructors in Type.rsc</text:p>
          </table:table-cell>
          <table:table-cell table:style-name="ce32" table:number-columns-repeated="1021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2" office:value-type="string" calcext:value-type="string">
            <text:p>lang::rascal::types::AbstractKind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Nam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AbstractType</text:p>
          </table:table-cell>
          <table:table-cell table:style-name="ce32"/>
          <table:table-cell table:style-name="ce32" office:value-type="string" calcext:value-type="string">
            <text:p>Invalid addition, #502</text:p>
          </table:table-cell>
          <table:table-cell table:style-name="ce32" table:number-columns-repeated="1021"/>
        </table:table-row>
        <table:table-row table:style-name="ro1">
          <table:table-cell table:style-name="ce26" office:value-type="string" calcext:value-type="string">
            <text:p>lang::rascal::types::CheckType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ConvertType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estChecker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Exceptions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Instantiation</text:p>
          </table:table-cell>
          <table:table-cell table:style-name="ce32" table:number-columns-repeated="1023"/>
        </table:table-row>
        <table:table-row table:style-name="ro1">
          <table:table-cell table:style-name="ce26" office:value-type="string" calcext:value-type="string">
            <text:p>lang::rascal::types::TypeSignature</text:p>
          </table:table-cell>
          <table:table-cell table:style-name="ce32"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4" table:number-columns-repeated="1019" table:default-cell-style-name="ce45"/>
        <table:table-row table:style-name="ro1">
          <table:table-cell table:style-name="ce39" office:value-type="string" calcext:value-type="string">
            <text:p>Status of source code of all tests</text:p>
          </table:table-cell>
          <table:table-cell table:style-name="ce46" office:value-type="string" calcext:value-type="string">
            <text:p>TC= type checker</text:p>
          </table:table-cell>
          <table:table-cell table:style-name="ce46" office:value-type="string" calcext:value-type="string">
            <text:p>CMP=compiler</text:p>
          </table:table-cell>
          <table:table-cell table:style-name="ce46" office:value-type="string" calcext:value-type="string">
            <text:p><text:span text:style-name="T1">TCTests</text:span></text:p>
          </table:table-cell>
          <table:table-cell table:style-name="ce48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0" office:value-type="string" calcext:value-type="string">
            <text:p>Used during clean-up of tests, this has been completed</text:p>
          </table:table-cell>
          <table:table-cell table:style-name="ce47" table:number-columns-repeated="3"/>
          <table:table-cell table:style-name="ce52" table:number-columns-repeated="1020"/>
        </table:table-row>
        <table:table-row table:style-name="ro1">
          <table:table-cell table:style-name="ce39"/>
          <table:table-cell table:style-name="ce46" table:number-columns-repeated="3"/>
          <table:table-cell table:style-name="ce48" table:number-columns-repeated="1020"/>
        </table:table-row>
        <table:table-row table:style-name="ro1">
          <table:table-cell table:style-name="ce41" office:value-type="string" calcext:value-type="string">
            <text:p>Goal: no commented out tests; good formatting</text:p>
          </table:table-cell>
          <table:table-cell table:style-name="ce48" table:number-columns-repeated="1023"/>
        </table:table-row>
        <table:table-row table:style-name="ro1">
          <table:table-cell table:style-name="ce42"/>
          <table:table-cell table:style-name="ce48" table:number-columns-repeated="1023"/>
        </table:table-row>
        <table:table-row table:style-name="ro1">
          <table:table-cell table:style-name="ce41" office:value-type="string" calcext:value-type="string">
            <text:p>Green only means: clean-up done</text:p>
          </table:table-cell>
          <table:table-cell table:style-name="ce46" table:number-columns-repeated="1023"/>
        </table:table-row>
        <table:table-row table:style-name="ro1">
          <table:table-cell table:style-name="ce41" office:value-type="string" calcext:value-type="string">
            <text:p>but may contain TODOs and tests may fail</text:p>
          </table:table-cell>
          <table:table-cell table:style-name="ce46" table:number-columns-repeated="1023"/>
        </table:table-row>
        <table:table-row table:style-name="ro1">
          <table:table-cell table:style-name="ce39"/>
          <table:table-cell table:style-name="ce48" table:number-columns-repeated="1023"/>
        </table:table-row>
        <table:table-row table:style-name="ro1">
          <table:table-cell table:style-name="ce42" office:value-type="string" calcext:value-type="string">
            <text:p>Runtime test</text:p>
          </table:table-cell>
          <table:table-cell table:style-name="ce48" office:value-type="string" calcext:value-type="string">
            <text:p>Clean up done?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Static test exists?</text:p>
          </table:table-cell>
          <table:table-cell table:style-name="ce48" office:value-type="string" calcext:value-type="string">
            <text:p>Clean up done?</text:p>
          </table:table-cell>
          <table:table-cell table:style-name="ce48" table:number-columns-repeated="1019"/>
        </table:table-row>
        <table:table-row table:style-name="ro1">
          <table:table-cell table:style-name="ce16"/>
          <table:table-cell table:style-name="ce49" office:value-type="string" calcext:value-type="string">
            <text:p>(!= all tests pass)</text:p>
          </table:table-cell>
          <table:table-cell table:style-name="ce49" table:number-columns-repeated="2"/>
          <table:table-cell table:style-name="ce49" office:value-type="string" calcext:value-type="string">
            <text:p>(!= all tests pass)</text:p>
          </table:table-cell>
          <table:table-cell table:style-name="ce49" table:number-columns-repeated="1019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 table:style-name="ce43" office:value-type="string" calcext:value-type="string">
            <text:p>functionality/Accumulating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lias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nnotation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Assign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allTests.rsc</text:p>
          </table:table-cell>
          <table:table-cell table:style-name="ce50"/>
          <table:table-cell table:style-name="Default"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mprehens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ConcretePatternTests1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ConcretePatternTests2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Data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ataTypeTests.rsc</text:p>
          </table:table-cell>
          <table:table-cell table:style-name="ce50"/>
          <table:table-cell office:value-type="string" calcext:value-type="string">
            <text:p><text:s/>INTERSECT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Declara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functionality/FunctionCompositionTests.rsc</text:p>
          </table:table-cell>
          <table:table-cell table:style-name="ce50"/>
          <table:table-cell/>
          <table:table-cell table:style-name="ce50"/>
          <table:table-cell table:number-columns-repeated="1020"/>
        </table:table-row>
        <table:table-row table:style-name="ro1">
          <table:table-cell table:style-name="ce43" office:value-type="string" calcext:value-type="string">
            <text:p>functionality/Patter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PatternTestsList3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atternTestsDescendant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Projection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Range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duc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ality/RegExp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cope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tatemen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Subscrip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functionality/VisitTests.rsc</text:p>
          </table:table-cell>
          <table:table-cell table:style-name="ce50"/>
          <table:table-cell/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Backtrack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Boolea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Equality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Func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nteger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IO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st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p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Matching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Nod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Relation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e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olvedIssu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String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Tuple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Boolea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Grap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Integ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ListTests.rsc</text:p>
          </table:table-cell>
          <table:table-cell table:style-name="ce50"/>
          <table:table-cell/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library/Map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Math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Number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Relation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etTests.rsc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43" office:value-type="string" calcext:value-type="string">
            <text:p>library/StringTests.rsc</text:p>
          </table:table-cell>
          <table:table-cell table:style-name="ce50"/>
          <table:table-cell table:number-columns-repeated="1022"/>
        </table:table-row>
        <table:table-row table:style-name="ro1" table:number-rows-repeated="3">
          <table:table-cell table:style-name="ce43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15:10:16.7874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8-30T21:38:48.437803000</dc:date>
    <meta:editing-duration>P28DT9H1M5S</meta:editing-duration>
    <meta:editing-cycles>91</meta:editing-cycles>
    <meta:generator>LibreOffice/4.2.5.2$MacOSX_x86 LibreOffice_project/61cb170a04bb1f12e77c884eab9192be736ec5f5</meta:generator>
    <meta:document-statistic meta:table-count="5" meta:cell-count="600" meta:object-count="0"/>
  </office:meta>
</office:document-meta>
</file>